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liederung</text:h>
      <text:list xml:id="list4175254530564874750" text:style-name="L1">
        <text:list-item>
          <text:p text:style-name="P2">Titel</text:p>
        </text:list-item>
        <text:list-item>
          <text:p text:style-name="P2">Zusammenfassung – Abstract</text:p>
        </text:list-item>
        <text:list-item>
          <text:p text:style-name="P2">Eidesstattliche Erklärung</text:p>
        </text:list-item>
        <text:list-item text:start-value="1">
          <text:p text:style-name="P2">Einleitung</text:p>
          <text:list>
            <text:list-item>
              <text:p text:style-name="P2">Aufbau und Struktur</text:p>
            </text:list-item>
            <text:list-item>
              <text:p text:style-name="P2">Problemanalyse</text:p>
            </text:list-item>
            <text:list-item>
              <text:p text:style-name="P2">Glossar/Erklärung zu <text:span text:style-name="T1">Fachwörtern</text:span></text:p>
            </text:list-item>
            <text:list-item>
              <text:p text:style-name="P2">Wichtige verwendete Quellen und deren Beitrag zum Thema</text:p>
            </text:list-item>
          </text:list>
        </text:list-item>
        <text:list-item>
          <text:p text:style-name="P2">Grundlagen/Hintergrund der Arbeit</text:p>
          <text:list>
            <text:list-item>
              <text:p text:style-name="P2">RRT</text:p>
              <text:list>
                <text:list-item>
                  <text:p text:style-name="P2">Funktionsweise RRT</text:p>
                </text:list-item>
                <text:list-item>
                  <text:p text:style-name="P2">Vor- und Nachteile von RRT</text:p>
                </text:list-item>
              </text:list>
            </text:list-item>
            <text:list-item>
              <text:p text:style-name="P2">RRT*</text:p>
              <text:list>
                <text:list-item>
                  <text:p text:style-name="P2">Funktionsweise RRT*</text:p>
                </text:list-item>
                <text:list-item>
                  <text:p text:style-name="P2">Vor- und Nachteile RRT*</text:p>
                </text:list-item>
              </text:list>
            </text:list-item>
            <text:list-item>
              <text:p text:style-name="P2">Hardwareausstattung der Autos</text:p>
            </text:list-item>
            <text:list-item>
              <text:p text:style-name="P2">Robot Operating Systems</text:p>
              <text:list>
                <text:list-item>
                  <text:p text:style-name="P2">Architektur</text:p>
                </text:list-item>
                <text:list-item>
                  <text:p text:style-name="P2">APIs und Einbettung bereits vorhandener Knoten</text:p>
                  <text:list>
                    <text:list-item>
                      <text:p text:style-name="P2">Bestimmung der Odometry und visual GPS</text:p>
                    </text:list-item>
                    <text:list-item>
                      <text:p text:style-name="P2">Trajektorienfolge</text:p>
                    </text:list-item>
                  </text:list>
                </text:list-item>
              </text:list>
            </text:list-item>
            <text:list-item>
              <text:p text:style-name="P2">Datenstruktur</text:p>
            </text:list-item>
            <text:list-item>
              <text:p text:style-name="P2">Kinematische und physikalische Einschränkungen</text:p>
              <text:list>
                <text:list-item>
                  <text:p text:style-name="P2">Randbedingungen</text:p>
                </text:list-item>
                <text:list-item>
                  <text:p text:style-name="P2">Einschränkungen durch das Auto</text:p>
                </text:list-item>
              </text:list>
            </text:list-item>
          </text:list>
        </text:list-item>
        <text:list-item>
          <text:p text:style-name="P2">Umsetzung</text:p>
          <text:list>
            <text:list-item>
              <text:p text:style-name="P2">Schilderung bereits geleisteter Arbeiten, worauf baue ich auf</text:p>
            </text:list-item>
            <text:list-item>
              <text:p text:style-name="P2">Herausforderungen</text:p>
              <text:list>
                <text:list-item>
                  <text:p text:style-name="P2">Garantie der Abfahrbarkeit</text:p>
                </text:list-item>
                <text:list-item>
                  <text:p text:style-name="P2">Optimale Pfade</text:p>
                </text:list-item>
                <text:list-item>
                  <text:p text:style-name="P2">Hohe Berechnungsgeschwindigkeit </text:p>
                </text:list-item>
                <text:list-item>
                  <text:p text:style-name="P2">Anwendung in Echtzeit</text:p>
                </text:list-item>
              </text:list>
            </text:list-item>
            <text:list-item>
              <text:p text:style-name="P2">Erster Ansatz (Nichterreichbare Rausstreichen, rekursiv Rewiring</text:p>
              <text:list>
                <text:list-item>
                  <text:p text:style-name="P2">Überprüfung auf Herausforderungen</text:p>
                </text:list-item>
                <text:list-item>
                  <text:p text:style-name="P2">Testergebnisse</text:p>
                </text:list-item>
                <text:list-item>
                  <text:p text:style-name="P2"><text:soft-page-break/>Fazit</text:p>
                </text:list-item>
              </text:list>
            </text:list-item>
            <text:list-item>
              <text:p text:style-name="P2">Zweiter Ansatz (Alles außerhalb der Wendekreise ist erreichbar)</text:p>
              <text:list>
                <text:list-item>
                  <text:p text:style-name="P2">Überprüfung auf Herausforderungen</text:p>
                </text:list-item>
                <text:list-item>
                  <text:p text:style-name="P2">Testergebnisse</text:p>
                </text:list-item>
                <text:list-item>
                  <text:p text:style-name="P2">Fazit</text:p>
                </text:list-item>
              </text:list>
            </text:list-item>
            <text:list-item>
              <text:p text:style-name="P2">Dritter Ansatz (Route wird vom Ziel zurück aus aufgebaut)</text:p>
              <text:list>
                <text:list-item>
                  <text:p text:style-name="P2">Überprüfung auf Herausforderungen</text:p>
                </text:list-item>
                <text:list-item>
                  <text:p text:style-name="P2">Testergebnisse</text:p>
                </text:list-item>
                <text:list-item>
                  <text:p text:style-name="P2">Fazit</text:p>
                </text:list-item>
              </text:list>
            </text:list-item>
            <text:list-item>
              <text:p text:style-name="P2">Vierter Ansatz (Nur Rewiring der jeweils besten Pfade)</text:p>
              <text:list>
                <text:list-item>
                  <text:p text:style-name="P2">Überprüfung auf Herausforderungen</text:p>
                </text:list-item>
                <text:list-item>
                  <text:p text:style-name="P2">Testergebnisse</text:p>
                </text:list-item>
                <text:list-item>
                  <text:p text:style-name="P2">Fazit</text:p>
                </text:list-item>
              </text:list>
            </text:list-item>
            <text:list-item>
              <text:p text:style-name="P2">Beschreibung besonderer Schwierigkeiten und wie diese umgangen wurden</text:p>
            </text:list-item>
            <text:list-item>
              <text:p text:style-name="P2">Arbeitsweise</text:p>
              <text:list>
                <text:list-item>
                  <text:p text:style-name="P2">Was sollte beibehalten werden</text:p>
                </text:list-item>
                <text:list-item>
                  <text:p text:style-name="P2">Was sollte wie verbessert werden</text:p>
                </text:list-item>
              </text:list>
            </text:list-item>
          </text:list>
        </text:list-item>
        <text:list-item>
          <text:p text:style-name="P2">Fazit und Bewertung</text:p>
          <text:list>
            <text:list-item>
              <text:p text:style-name="P2">Ziel der Arbeit und zentrale Ergebnisse</text:p>
            </text:list-item>
            <text:list-item>
              <text:p text:style-name="P2">Ausblick</text:p>
            </text:list-item>
            <text:list-item>
              <text:p text:style-name="P2">Bedeutung</text:p>
            </text:list-item>
            <text:list-item>
              <text:p text:style-name="P2">Weiterführende Arbeiten/aufgetretene Probleme und deren Lösung</text:p>
            </text:list-item>
          </text:list>
        </text:list-item>
        <text:list-item>
          <text:p text:style-name="P2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7T12:56:33.24</meta:creation-date>
    <dc:date>2018-05-14T16:13:50.89</dc:date>
    <meta:editing-duration>P10DT8H32M7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2" meta:paragraph-count="59" meta:word-count="238" meta:character-count="1860"/>
  </office:meta>
</office:document-meta>
</file>